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textarea-horizontal-align="justify" draw:textarea-vertical-align="middle" draw:auto-grow-height="false" fo:min-height="1.637cm" fo:min-width="1.387cm"/>
    </style:style>
    <style:style style:name="gr2" style:family="graphic" style:parent-style-name="Outlined_20_Green">
      <style:graphic-properties draw:textarea-horizontal-align="justify" draw:textarea-vertical-align="middle" draw:auto-grow-height="false" fo:min-height="1.655cm" fo:min-width="9.787cm"/>
    </style:style>
    <style:style style:name="gr3" style:family="graphic" style:parent-style-name="Outlined_20_Green">
      <style:graphic-properties draw:textarea-horizontal-align="justify" draw:textarea-vertical-align="middle" draw:auto-grow-height="false" fo:min-height="1.401cm" fo:min-width="9.787cm"/>
    </style:style>
    <style:style style:name="gr4" style:family="graphic" style:parent-style-name="Outlined_20_Green">
      <style:graphic-properties draw:textarea-horizontal-align="justify" draw:textarea-vertical-align="middle" draw:auto-grow-height="false" fo:min-height="1.274cm" fo:min-width="9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9" style:family="graphic" style:parent-style-name="Outlined_20_Green">
      <style:graphic-properties draw:textarea-horizontal-align="justify" draw:textarea-vertical-align="middle" draw:auto-grow-height="false" fo:min-height="1.524cm" fo:min-width="10.2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20pt" style:font-size-complex="20pt"/>
    </style:style>
    <style:style style:name="P3" style:family="paragraph">
      <style:paragraph-properties fo:text-align="center"/>
      <style:text-properties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667cm" svg:x="3.032cm" svg:y="4.378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667cm" svg:height="2.667cm" svg:x="6.08cm" svg:y="8.69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0.287cm" svg:height="1.905cm" svg:x="16.113cm" svg:y="2.397cm">
          <text:p text:style-name="P1"><text:span text:style-name="T2">Give access to Manage 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287cm" svg:height="1.651cm" svg:x="15.986cm" svg:y="9.382cm">
          <text:p text:style-name="P1"><text:span text:style-name="T2">Send Email to 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287cm" svg:height="1.524cm" svg:x="16.113cm" svg:y="5.953cm">
          <text:p text:style-name="P1"><text:span text:style-name="T2">Message try again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243cm" svg:height="0.962cm" svg:x="2.524cm" svg:y="14.513cm">
          <draw:text-box>
            <text:p>C1 = Admin login details is correct </text:p>
          </draw:text-box>
        </draw:frame>
        <draw:frame draw:style-name="gr6" draw:text-style-name="P4" draw:layer="layout" svg:width="11.176cm" svg:height="1.165cm" svg:x="2.451cm" svg:y="15.507cm">
          <draw:text-box>
            <text:p>C2 = Roles of access checked out </text:p>
          </draw:text-box>
        </draw:frame>
        <draw:frame draw:style-name="gr5" draw:text-style-name="P4" draw:layer="layout" svg:width="10.243cm" svg:height="0.962cm" svg:x="2.495cm" svg:y="16.526cm">
          <draw:text-box>
            <text:p>C3 = Forgot Password</text:p>
          </draw:text-box>
        </draw:frame>
        <draw:line draw:style-name="gr7" draw:text-style-name="P5" draw:layer="layout" svg:x1="5.699cm" svg:y1="5.394cm" svg:x2="9.509cm" svg:y2="4.378cm">
          <text:p/>
        </draw:line>
        <draw:custom-shape draw:style-name="gr1" draw:text-style-name="P2" draw:layer="layout" svg:width="2.667cm" svg:height="2.667cm" svg:x="9.401cm" svg:y="2.624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925cm" svg:height="1.038cm" svg:x="7.06cm" svg:y="3.721cm">
          <draw:text-box>
            <text:p><text:span text:style-name="T1">Y</text:span></text:p>
          </draw:text-box>
        </draw:frame>
        <draw:line draw:style-name="gr7" draw:text-style-name="P5" draw:layer="layout" svg:x1="4.81cm" svg:y1="6.918cm" svg:x2="6.715cm" svg:y2="9.077cm">
          <text:p/>
        </draw:line>
        <draw:line draw:style-name="gr7" draw:text-style-name="P5" draw:layer="layout" svg:x1="12.049cm" svg:y1="3.667cm" svg:x2="16.113cm" svg:y2="3.286cm">
          <text:p/>
        </draw:line>
        <draw:line draw:style-name="gr7" draw:text-style-name="P5" draw:layer="layout" svg:x1="11.795cm" svg:y1="4.81cm" svg:x2="16.113cm" svg:y2="6.588cm">
          <text:p/>
        </draw:line>
        <draw:frame draw:style-name="gr8" draw:text-style-name="P6" draw:layer="layout" svg:width="0.925cm" svg:height="1.038cm" svg:x="13.156cm" svg:y="2.27cm">
          <draw:text-box>
            <text:p><text:span text:style-name="T1">Y</text:span></text:p>
          </draw:text-box>
        </draw:frame>
        <draw:frame draw:style-name="gr8" draw:text-style-name="P6" draw:layer="layout" svg:width="0.925cm" svg:height="1.038cm" svg:x="12.557cm" svg:y="5.626cm">
          <draw:text-box>
            <text:p><text:span text:style-name="T1">N</text:span></text:p>
          </draw:text-box>
        </draw:frame>
        <draw:line draw:style-name="gr7" draw:text-style-name="P5" draw:layer="layout" svg:x1="8.747cm" svg:y1="10.144cm" svg:x2="15.986cm" svg:y2="10.271cm">
          <text:p/>
        </draw:line>
        <draw:frame draw:style-name="gr8" draw:text-style-name="P6" draw:layer="layout" svg:width="0.925cm" svg:height="1.038cm" svg:x="11.632cm" svg:y="10.225cm">
          <draw:text-box>
            <text:p><text:span text:style-name="T1">Y</text:span></text:p>
          </draw:text-box>
        </draw:frame>
        <draw:frame draw:style-name="gr8" draw:text-style-name="P6" draw:layer="layout" svg:width="0.925cm" svg:height="1.038cm" svg:x="4.393cm" svg:y="7.858cm">
          <draw:text-box>
            <text:p><text:span text:style-name="T1">N</text:span></text:p>
          </draw:text-box>
        </draw:frame>
        <draw:custom-shape draw:style-name="gr9" draw:text-style-name="P3" draw:layer="layout" svg:width="10.287cm" svg:height="1.524cm" svg:x="16.113cm" svg:y="12.33cm">
          <text:p text:style-name="P1"><text:span text:style-name="T2">Message try agai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12cm" svg:y1="11.16cm" svg:x2="9.128cm" svg:y2="12.938cm">
          <text:p/>
        </draw:line>
        <draw:line draw:style-name="gr7" draw:text-style-name="P5" draw:layer="layout" svg:x1="9.128cm" svg:y1="12.938cm" svg:x2="16.113cm" svg:y2="13.192cm">
          <text:p/>
        </draw:line>
        <draw:frame draw:style-name="gr10" draw:text-style-name="P7" draw:layer="layout" svg:width="13.081cm" svg:height="1.987cm" svg:x="9.255cm" svg:y="18.68cm">
          <draw:text-box>
            <text:p><text:span text:style-name="T3">Decision Tree for Admin login</text:span></text:p>
          </draw:text-box>
        </draw:frame>
        <draw:frame draw:style-name="gr8" draw:text-style-name="P6" draw:layer="layout" svg:width="0.925cm" svg:height="1.038cm" svg:x="12.267cm" svg:y="13.065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6:31:30.516000000</meta:creation-date>
    <dc:date>2019-04-13T20:36:32.190000000</dc:date>
    <meta:editing-duration>PT16M56S</meta:editing-duration>
    <meta:editing-cycles>6</meta:editing-cycles>
    <meta:generator>LibreOffice/6.2.2.2$Windows_X86_64 LibreOffice_project/2b840030fec2aae0fd2658d8d4f9548af4e3518d</meta:generator>
    <meta:document-statistic meta:object-count="24"/>
  </office:meta>
</office:document-meta>
</file>